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>
      <style:graphic-properties draw:stroke="none" svg:stroke-color="#000000" draw:fill="none" draw:fill-color="#ffffff" draw:textarea-horizontal-align="left" draw:textarea-vertical-align="middle" draw:auto-grow-height="true" draw:auto-grow-width="true" fo:min-height="1.1cm" fo:min-width="0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3cm"/>
      <style:paragraph-properties style:writing-mode="lr-tb"/>
    </style:style>
    <style:style style:name="gr11" style:family="graphic" style:parent-style-name="objectwithoutfill">
      <style:graphic-properties svg:stroke-width="0.018cm" svg:stroke-color="#000000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8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0pt"/>
    </style:style>
    <style:style style:name="P5" style:family="paragraph">
      <loext:graphic-properties draw:fill="none" draw:fill-color="#ffffff"/>
      <style:paragraph-properties fo:text-align="center"/>
      <style:text-properties fo:font-size="20pt"/>
    </style:style>
    <style:style style:name="P6" style:family="paragraph"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2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33% 58%" style:font-name="Liberation Sans1" style:font-name-asian="Liberation Sans1" style:font-name-complex="Liberation Sans1"/>
    </style:style>
    <style:style style:name="T3" style:family="text">
      <style:text-properties style:font-size-asian="10pt" style:font-size-complex="10pt"/>
    </style:style>
    <style:style style:name="T4" style:family="text">
      <style:text-properties style:text-position="-33% 58%" style:font-name="Liberation Serif" style:font-name-asian="Liberation Serif" style:font-size-asian="10pt" style:font-name-complex="Liberation Serif" style:font-size-complex="10pt"/>
    </style:style>
    <style:style style:name="T5" style:family="text">
      <style:text-properties style:text-position="0% 100%" style:font-size-asian="10pt" style:font-size-complex="10pt"/>
    </style:style>
    <style:style style:name="T6" style:family="text">
      <style:text-properties style:text-position="0% 100%" style:font-name="Liberation Sans1" style:font-name-asian="Liberation Sans1" style:font-name-complex="Liberation Sans1"/>
    </style:style>
    <style:style style:name="T7" style:family="text">
      <style:text-properties style:text-position="-33% 58%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4cm" svg:y1="4cm" svg:x2="14cm" svg:y2="5.2cm">
          <text:p/>
        </draw:line>
        <draw:custom-shape draw:style-name="gr2" draw:text-style-name="P2" xml:id="id1" draw:id="id1" draw:layer="layout" svg:width="1.842cm" svg:height="1.843cm" svg:x="3.1cm" svg:y="5.1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3" draw:text-style-name="P3" draw:layer="layout" svg:x1="8.038cm" svg:y1="7cm" svg:x2="7.877cm" svg:y2="6.842cm">
            <text:p/>
          </draw:line>
          <draw:line draw:style-name="gr3" draw:text-style-name="P3" draw:layer="layout" svg:x1="8.192cm" svg:y1="6.5cm" svg:x2="7.877cm" svg:y2="6.845cm">
            <text:p/>
          </draw:line>
          <draw:line draw:style-name="gr3" draw:text-style-name="P3" draw:layer="layout" svg:x1="8.199cm" svg:y1="5.837cm" svg:x2="7.872cm" svg:y2="5.505cm">
            <text:p/>
          </draw:line>
          <draw:line draw:style-name="gr3" draw:text-style-name="P3" draw:layer="layout" svg:x1="8.2cm" svg:y1="6.517cm" svg:x2="7.873cm" svg:y2="6.185cm">
            <text:p/>
          </draw:line>
          <draw:line draw:style-name="gr3" draw:text-style-name="P3" draw:layer="layout" svg:x1="8.196cm" svg:y1="5.823cm" svg:x2="7.881cm" svg:y2="6.168cm">
            <text:p/>
          </draw:line>
          <draw:line draw:style-name="gr3" draw:text-style-name="P3" draw:layer="layout" svg:x1="8.185cm" svg:y1="5.152cm" svg:x2="7.87cm" svg:y2="5.497cm">
            <text:p/>
          </draw:line>
          <draw:line draw:style-name="gr3" draw:text-style-name="P3" draw:layer="layout" svg:x1="8.17cm" svg:y1="5.158cm" svg:x2="8.009cm" svg:y2="5cm">
            <text:p/>
          </draw:line>
        </draw:g>
        <draw:connector draw:style-name="gr4" draw:text-style-name="P2" draw:layer="layout" draw:line-skew="-0.482cm" svg:x1="4.021cm" svg:y1="5.1cm" svg:x2="8.035cm" svg:y2="5cm" draw:start-shape="id1" draw:start-glue-point="4" draw:end-shape="id2" draw:end-glue-point="0" svg:d="M4021 5100v-1109h4014v1009" svg:viewBox="0 0 4015 1110">
          <text:p/>
        </draw:connector>
        <draw:g xml:id="id3" draw:id="id3">
          <draw:line draw:style-name="gr3" draw:text-style-name="P3" draw:layer="layout" svg:x1="11.049cm" svg:y1="11cm" svg:x2="10.888cm" svg:y2="10.842cm">
            <text:p/>
          </draw:line>
          <draw:line draw:style-name="gr3" draw:text-style-name="P3" draw:layer="layout" svg:x1="11.203cm" svg:y1="10.5cm" svg:x2="10.888cm" svg:y2="10.845cm">
            <text:p/>
          </draw:line>
          <draw:line draw:style-name="gr3" draw:text-style-name="P3" draw:layer="layout" svg:x1="11.21cm" svg:y1="9.837cm" svg:x2="10.883cm" svg:y2="9.505cm">
            <text:p/>
          </draw:line>
          <draw:line draw:style-name="gr3" draw:text-style-name="P3" draw:layer="layout" svg:x1="11.211cm" svg:y1="10.517cm" svg:x2="10.884cm" svg:y2="10.185cm">
            <text:p/>
          </draw:line>
          <draw:line draw:style-name="gr3" draw:text-style-name="P3" draw:layer="layout" svg:x1="11.207cm" svg:y1="9.823cm" svg:x2="10.892cm" svg:y2="10.168cm">
            <text:p/>
          </draw:line>
          <draw:line draw:style-name="gr3" draw:text-style-name="P3" draw:layer="layout" svg:x1="11.196cm" svg:y1="9.152cm" svg:x2="10.881cm" svg:y2="9.497cm">
            <text:p/>
          </draw:line>
          <draw:line draw:style-name="gr3" draw:text-style-name="P3" draw:layer="layout" svg:x1="11.181cm" svg:y1="9.158cm" svg:x2="11.02cm" svg:y2="9cm">
            <text:p/>
          </draw:line>
        </draw:g>
        <draw:frame draw:style-name="gr5" draw:text-style-name="P5" draw:layer="layout" svg:width="0.7cm" svg:height="1.1cm" svg:x="2.3cm" svg:y="4.9cm">
          <draw:text-box>
            <text:p text:style-name="P4"><text:span text:style-name="T1">V</text:span><text:span text:style-name="T2">i</text:span></text:p>
          </draw:text-box>
        </draw:frame>
        <draw:frame draw:style-name="gr6" draw:text-style-name="P7" draw:layer="layout" svg:width="0.917cm" svg:height="1.038cm" svg:x="6.8cm" svg:y="4.4cm">
          <draw:text-box>
            <text:p text:style-name="P6"><text:span text:style-name="T3">+</text:span></text:p>
          </draw:text-box>
        </draw:frame>
        <draw:frame draw:style-name="gr7" draw:text-style-name="P7" draw:layer="layout" svg:width="0.739cm" svg:height="1.038cm" svg:x="6.9cm" svg:y="6.362cm">
          <draw:text-box>
            <text:p text:style-name="P6"><text:span text:style-name="T3">-</text:span></text:p>
          </draw:text-box>
        </draw:frame>
        <draw:frame draw:style-name="gr8" draw:text-style-name="P8" draw:layer="layout" svg:width="1.179cm" svg:height="1.21cm" svg:x="6.7cm" svg:y="5.39cm">
          <draw:text-box>
            <text:p text:style-name="P6"><text:span text:style-name="T3">V</text:span><text:span text:style-name="T4">π</text:span></text:p>
          </draw:text-box>
        </draw:frame>
        <draw:frame draw:style-name="gr9" draw:text-style-name="P8" draw:layer="layout" svg:width="0.946cm" svg:height="1.21cm" svg:x="8.154cm" svg:y="5.39cm">
          <draw:text-box>
            <text:p text:style-name="P6"><text:span text:style-name="T5">r</text:span><text:span text:style-name="T4">π</text:span></text:p>
          </draw:text-box>
        </draw:frame>
        <draw:frame draw:style-name="gr5" draw:text-style-name="P5" draw:layer="layout" svg:width="0.789cm" svg:height="1.1cm" svg:x="11.311cm" svg:y="9.5cm">
          <draw:text-box>
            <text:p text:style-name="P4"><text:span text:style-name="T6">R</text:span><text:span text:style-name="T2">E</text:span></text:p>
          </draw:text-box>
        </draw:frame>
        <draw:connector draw:style-name="gr4" draw:text-style-name="P2" draw:layer="layout" draw:line-skew="0.473cm" svg:x1="4.021cm" svg:y1="6.943cm" svg:x2="11.046cm" svg:y2="11cm" draw:start-shape="id1" draw:start-glue-point="8" draw:end-shape="id3" draw:end-glue-point="2" svg:d="M4021 6943v5057h7025v-1000" svg:viewBox="0 0 7026 5058">
          <text:p/>
        </draw:connector>
        <draw:connector draw:style-name="gr4" draw:text-style-name="P2" draw:layer="layout" svg:x1="8.035cm" svg:y1="7cm" svg:x2="11.046cm" svg:y2="9cm" draw:start-shape="id2" draw:start-glue-point="2" draw:end-shape="id3" draw:end-glue-point="0" svg:d="M8035 7000v1000h3011v1000" svg:viewBox="0 0 3012 2001">
          <text:p/>
        </draw:connector>
        <draw:g xml:id="id4" draw:id="id4">
          <draw:custom-shape draw:style-name="gr10" draw:text-style-name="P9" draw:layer="layout" svg:width="1.6cm" svg:height="2cm" svg:x="13.2cm" svg:y="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3" draw:layer="layout" svg:x1="14cm" svg:y1="5.536cm" svg:x2="14cm" svg:y2="6.607cm">
            <text:p/>
          </draw:line>
        </draw:g>
        <draw:g xml:id="id5" draw:id="id5">
          <draw:line draw:style-name="gr3" draw:text-style-name="P3" draw:layer="layout" svg:x1="17.038cm" svg:y1="7cm" svg:x2="16.877cm" svg:y2="6.842cm">
            <text:p/>
          </draw:line>
          <draw:line draw:style-name="gr3" draw:text-style-name="P3" draw:layer="layout" svg:x1="17.192cm" svg:y1="6.5cm" svg:x2="16.877cm" svg:y2="6.845cm">
            <text:p/>
          </draw:line>
          <draw:line draw:style-name="gr3" draw:text-style-name="P3" draw:layer="layout" svg:x1="17.199cm" svg:y1="5.837cm" svg:x2="16.872cm" svg:y2="5.505cm">
            <text:p/>
          </draw:line>
          <draw:line draw:style-name="gr3" draw:text-style-name="P3" draw:layer="layout" svg:x1="17.2cm" svg:y1="6.517cm" svg:x2="16.873cm" svg:y2="6.185cm">
            <text:p/>
          </draw:line>
          <draw:line draw:style-name="gr3" draw:text-style-name="P3" draw:layer="layout" svg:x1="17.196cm" svg:y1="5.823cm" svg:x2="16.881cm" svg:y2="6.168cm">
            <text:p/>
          </draw:line>
          <draw:line draw:style-name="gr3" draw:text-style-name="P3" draw:layer="layout" svg:x1="17.185cm" svg:y1="5.152cm" svg:x2="16.87cm" svg:y2="5.497cm">
            <text:p/>
          </draw:line>
          <draw:line draw:style-name="gr3" draw:text-style-name="P3" draw:layer="layout" svg:x1="17.17cm" svg:y1="5.158cm" svg:x2="17.009cm" svg:y2="5cm">
            <text:p/>
          </draw:line>
        </draw:g>
        <draw:connector draw:style-name="gr4" draw:text-style-name="P2" draw:layer="layout" draw:line-skew="0.251cm" svg:x1="11.068cm" svg:y1="7.996cm" svg:x2="14cm" svg:y2="7cm" draw:end-shape="id4" draw:end-glue-point="2" svg:d="M11068 7996v4h2932v-1000" svg:viewBox="0 0 2933 1001">
          <text:p/>
        </draw:connector>
        <draw:connector draw:style-name="gr4" draw:text-style-name="P2" draw:layer="layout" draw:line-skew="0.231cm" svg:x1="14.008cm" svg:y1="8.011cm" svg:x2="17.035cm" svg:y2="7cm" draw:end-shape="id5" draw:end-glue-point="2" svg:d="M14008 8011v-11h3027v-1000" svg:viewBox="0 0 3028 1012">
          <text:p/>
        </draw:connector>
        <draw:connector draw:style-name="gr4" draw:text-style-name="P2" draw:layer="layout" draw:line-skew="-0.236cm" svg:x1="14.008cm" svg:y1="3.998cm" svg:x2="17.035cm" svg:y2="5cm" draw:end-shape="id5" draw:end-glue-point="0" svg:d="M14008 3998v2h3027v1000" svg:viewBox="0 0 3028 1003">
          <text:p/>
        </draw:connector>
        <draw:connector draw:style-name="gr4" draw:text-style-name="P2" draw:layer="layout" svg:x1="17.036cm" svg:y1="7.996cm" svg:x2="18.977cm" svg:y2="7.996cm" svg:d="M17036 7996h1941" svg:viewBox="0 0 1942 1">
          <text:p/>
        </draw:connector>
        <draw:connector draw:style-name="gr4" draw:text-style-name="P2" xml:id="id6" draw:id="id6" draw:layer="layout" draw:line-skew="4.794cm" svg:x1="11.054cm" svg:y1="11.994cm" svg:x2="19.358cm" svg:y2="3.998cm" svg:d="M11054 11994h8946v-7996h-642" svg:viewBox="0 0 8947 7997">
          <text:p/>
        </draw:connector>
        <draw:connector draw:style-name="gr4" draw:text-style-name="P2" draw:layer="layout" draw:line-skew="0.529cm" svg:x1="17.051cm" svg:y1="3.998cm" svg:x2="19.358cm" svg:y2="3.998cm" draw:end-shape="id6" draw:end-glue-point="3" svg:d="M17051 3998v2h2307v-2" svg:viewBox="0 0 2308 3">
          <text:p/>
        </draw:connector>
        <draw:frame draw:style-name="gr12" draw:text-style-name="P8" draw:layer="layout" svg:width="1.916cm" svg:height="1.21cm" svg:x="11.684cm" svg:y="6.19cm">
          <draw:text-box>
            <text:p text:style-name="P6"><text:span text:style-name="T5">g</text:span><text:span text:style-name="T7">m</text:span><text:span text:style-name="T5">V</text:span><text:span text:style-name="T4">π</text:span></text:p>
          </draw:text-box>
        </draw:frame>
        <draw:frame draw:style-name="gr13" draw:text-style-name="P8" draw:layer="layout" svg:width="1.484cm" svg:height="1.207cm" svg:x="17.3cm" svg:y="5.393cm">
          <draw:text-box>
            <text:p text:style-name="P6"><text:span text:style-name="T5">r</text:span><text:span text:style-name="T7">0 </text:span></text:p>
          </draw:text-box>
        </draw:frame>
        <draw:frame draw:style-name="gr6" draw:text-style-name="P7" draw:layer="layout" svg:width="0.917cm" svg:height="1.038cm" svg:x="18.521cm" svg:y="8.5cm">
          <draw:text-box>
            <text:p text:style-name="P6"><text:span text:style-name="T3">+</text:span></text:p>
          </draw:text-box>
        </draw:frame>
        <draw:frame draw:style-name="gr7" draw:text-style-name="P7" draw:layer="layout" svg:width="0.739cm" svg:height="1.038cm" svg:x="18.621cm" svg:y="10.462cm">
          <draw:text-box>
            <text:p text:style-name="P6"><text:span text:style-name="T3">-</text:span></text:p>
          </draw:text-box>
        </draw:frame>
        <draw:frame draw:style-name="gr8" draw:text-style-name="P8" draw:layer="layout" svg:width="1.179cm" svg:height="1.21cm" svg:x="18.421cm" svg:y="9.49cm">
          <draw:text-box>
            <text:p text:style-name="P6"><text:span text:style-name="T3">V</text:span><text:span text:style-name="T4">o</text:span></text:p>
          </draw:text-box>
        </draw:frame>
        <draw:custom-shape draw:style-name="gr14" draw:text-style-name="P2" draw:layer="layout" svg:width="0.48cm" svg:height="0.5cm" svg:x="18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3cm" svg:y1="3.5cm" svg:x2="7.8cm" svg:y2="3.5cm">
          <text:p/>
        </draw:line>
        <draw:frame draw:style-name="gr13" draw:text-style-name="P8" draw:layer="layout" svg:width="1.484cm" svg:height="1.207cm" svg:x="5.616cm" svg:y="2.193cm">
          <draw:text-box>
            <text:p text:style-name="P6"><text:span text:style-name="T5">i</text:span><text:span text:style-name="T7">i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4:19:19.990110136</meta:creation-date>
    <dc:date>2021-05-23T14:45:30.307134619</dc:date>
    <meta:editing-duration>PT8M40S</meta:editing-duration>
    <meta:editing-cycles>2</meta:editing-cycles>
    <meta:generator>LibreOffice/6.4.7.2$Linux_X86_64 LibreOffice_project/40$Build-2</meta:generator>
    <meta:document-statistic meta:object-count="52"/>
  </office:meta>
</office:document-meta>
</file>